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7" calcext:value-type="float">
            <text:p>3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21:06:54.449522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31T21:13:46.975241208</dc:date>
    <dc:creator>Jesus Castagnetto</dc:creator>
    <meta:editing-duration>P4DT4H35M8S</meta:editing-duration>
    <meta:editing-cycles>430</meta:editing-cycles>
    <meta:generator>LibreOffice/6.4.6.2$Linux_X86_64 LibreOffice_project/40$Build-2</meta:generator>
    <meta:document-statistic meta:table-count="1" meta:cell-count="2966" meta:object-count="0"/>
  </office:meta>
</office:document-meta>
</file>